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style:text-underline-style="solid" style:text-underline-width="auto" style:text-underline-color="font-color" officeooo:rsid="000cba26" officeooo:paragraph-rsid="000cba26"/>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officeooo:rsid="000cba26" officeooo:paragraph-rsid="000cba26"/>
    </style:style>
    <style:style style:name="P5"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6" style:family="paragraph" style:parent-style-name="Standard" style:list-style-name="L1"/>
    <style:style style:name="P7"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text-properties style:text-underline-style="solid" style:text-underline-width="auto" style:text-underline-color="font-color" officeooo:paragraph-rsid="0019d1b3" style:text-underline-mode="continuous" style:text-overline-mode="continuous" style:text-line-through-mode="continuous"/>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officeooo:rsid="000fa35c" style:text-underline-mode="continuous" style:text-overline-mode="continuous" style:text-line-through-mode="continuous"/>
    </style:style>
    <style:style style:name="T3"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style:font-name="Times New Roman" fo:font-size="12pt" fo:letter-spacing="normal" fo:font-style="normal" fo:font-weight="normal" officeooo:rsid="0013ac25" style:font-size-asian="12pt" style:font-style-asian="normal" style:font-size-complex="12pt" style:font-style-complex="normal"/>
    </style:style>
    <style:style style:name="T5" style:family="text">
      <style:text-properties fo:font-variant="normal" fo:text-transform="none" fo:color="#000000" style:font-name="Times New Roman" fo:font-size="12pt" fo:letter-spacing="normal" fo:font-style="normal" fo:font-weight="normal" officeooo:rsid="0013f5f6" style:font-size-asian="12pt" style:font-style-asian="normal" style:font-size-complex="12pt" style:font-style-complex="normal"/>
    </style:style>
    <style:style style:name="T6" style:family="text">
      <style:text-properties officeooo:rsid="00183708"/>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 BU en ligne</text:p>
      <text:p text:style-name="P3"/>
      <text:p text:style-name="P3"/>
      <text:p text:style-name="P1">Objectif :</text:p>
      <text:p text:style-name="P1"/>
      <text:p text:style-name="Standard">La demande du client est de créer une application mobile à destination des abonnés de la bibliothèque universitaire (toutes les personnes inscrites). </text:p>
      <text:p text:style-name="Standard"/>
      <text:p text:style-name="P2">Périmètre :</text:p>
      <text:p text:style-name="P4"><text:span text:style-name="Emphasis"><text:span text:style-name="T3">Nous nous concentrons sur les utilisateurs </text:span></text:span><text:span text:style-name="Emphasis"><text:span text:style-name="T4">possédant un compte étudiant ou </text:span></text:span><text:span text:style-name="Emphasis"><text:span text:style-name="T5">personnel</text:span></text:span><text:span text:style-name="Emphasis"><text:span text:style-name="T4"> de l'université de Nanterre Paris Ouest et le support de l'application sera </text:span></text:span><text:span text:style-name="Emphasis"><text:span text:style-name="T3">Android .</text:span></text:span></text:p>
      <text:p text:style-name="P4"/>
      <text:p text:style-name="P1">Fonctionnalités :</text:p>
      <text:p text:style-name="P1"/>
      <text:p text:style-name="P8">L'utilisateur aura alors accès à plusieurs fonctionnalités. L'application devra être utilisée par le maximum de personnes (que ce soit au niveau de la taille des smartphones ou de leur système d'exploitation).</text:p>
      <text:p text:style-name="P1"/>
      <text:p text:style-name="Standard">Lorsque l'utilisateur (étudiant ou personnel de l'université) lancera l'application, il arrivera sur une page de connexion. Sur cette dernière, il devra rentrer ses identifiants (login et mot de passe). Une fois ces derniers vérifiés, l'utilisateur sera renvoyé vers une page où plusieurs options lui seront proposées.</text:p>
      <text:p text:style-name="Standard"/>
      <text:p text:style-name="Standard">La première lui permet de visualiser les dates de retour des livres empruntés. De plus, il aura possible d'accéder à l'historique complet des prêts déjà effectués auprès de la bibliothèque et de consulter une possible date de blocage suite à des retards. En plus de ces informations, l'utilisateur pourra configurer des notifications (ou alertes) pour l'avertir qu'il doit bientôt retourner un livre et il aura la possibilité de prolonger certains documents.</text:p>
      <text:p text:style-name="Standard"/>
      <text:p text:style-name="Standard">La seconde option proposera à l'utilisateur d'effectuer une recherche. Il accédera à une barre de recherche pour trouver des documents dans le catalogue de la bibliothèque. Pour l'aider dans sa recherche, des filtres seront proposés (en fonction de certains auteurs, date de parution et cetera...).</text:p>
      <text:p text:style-name="Standard"/>
      <text:p text:style-name="Standard">La troisième option regroupera des informations pratiques. Parmi ces dernières nous pourront retrouvés l'adresse de la bibliothèque, les horaires d'ouverture (de la semaine) ainsi que les contacts (numéro de téléphone et email).</text:p>
      <text:p text:style-name="Standard"/>
      <text:p text:style-name="Standard">Pour terminer, la dernière option redirigera l'utilisateur sur un formulaire de contact pour envoyer un message directement à la personnage en charge de traiter les messages au sein de la bibliothèq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ff819b65674ae6c83f3cbab9e4a4c2b292a7a94</meta:generator>
    <meta:creation-date>2009-04-16T11:32:00Z</meta:creation-date>
    <dc:date>2016-01-21T09:05:57.111000000</dc:date>
    <meta:editing-cycles>43</meta:editing-cycles>
    <meta:editing-duration>PT2H24M1S</meta:editing-duration>
    <meta:document-statistic meta:table-count="0" meta:image-count="0" meta:object-count="0" meta:page-count="1" meta:paragraph-count="12" meta:word-count="314" meta:character-count="2084" meta:non-whitespace-character-count="1781"/>
    <meta:user-defined meta:name="Info 1"/>
    <meta:user-defined meta:name="Info 2"/>
    <meta:user-defined meta:name="Info 3"/>
    <meta:user-defined meta:name="Info 4"/>
    <meta:template xlink:type="simple" xlink:actuate="onRequest" xlink:title="" xlink:href="Normal"/>
  </office:meta>
</office:document-meta>
</file>